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Heading2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>
      <style:paragraph-properties fo:margin-left="0.5in" fo:text-indent="0.4847in">
        <style:tab-stops/>
      </style:paragraph-properties>
    </style:style>
    <style:style style:name="P5" style:parent-style-name="Textbody" style:family="paragraph"/>
    <style:style style:name="P6" style:parent-style-name="Textbody" style:family="paragraph">
      <style:paragraph-properties fo:margin-left="0.5in" fo:text-indent="0.4847in">
        <style:tab-stops/>
      </style:paragraph-properties>
    </style:style>
    <style:style style:name="P7" style:parent-style-name="Textbody" style:family="paragraph">
      <style:paragraph-properties fo:margin-left="0.5in">
        <style:tab-stops>
          <style:tab-stop style:type="left" style:position="0.4416in"/>
        </style:tab-stops>
      </style:paragraph-properties>
    </style:style>
    <style:style style:name="P8" style:parent-style-name="Textbody" style:family="paragraph">
      <style:paragraph-properties>
        <style:tab-stops>
          <style:tab-stop style:type="left" style:position="-0.0583in"/>
        </style:tab-stops>
      </style:paragraph-properties>
    </style:style>
    <style:style style:name="P9" style:parent-style-name="Textbody" style:family="paragraph">
      <style:paragraph-properties fo:margin-left="0.5in">
        <style:tab-stops>
          <style:tab-stop style:type="left" style:position="0.4416in"/>
        </style:tab-stops>
      </style:paragraph-properties>
    </style:style>
  </office:automatic-styles>
  <office:body>
    <office:text text:use-soft-page-breaks="true">
      <text:h text:style-name="P1" text:outline-level="2"><text:bookmark-start text:name="docs-internal-guid-8016dd54-b6aa-a282-6e"/><text:bookmark-end text:name="docs-internal-guid-8016dd54-b6aa-a282-6e"/>Agenda Meeting 10.03.2015</text:h>
      <text:p text:style-name="Standard">Course<text:tab/><text:tab/>: Embedded Systems</text:p>
      <text:p text:style-name="Textbody">Group<text:tab/><text:tab/>: 16</text:p>
      <text:p text:style-name="Standard">President<text:tab/>: Tudor</text:p>
      <text:p text:style-name="Textbody">Secretary<text:tab/>: Stefan</text:p>
      <text:list text:style-name="LFO1" text:continue-numbering="true">
        <text:list-item>
          <text:p text:style-name="P2">Attendance</text:p>
        </text:list-item>
        <text:list-item>
          <text:p text:style-name="P3">Status</text:p>
        </text:list-item>
      </text:list>
      <text:p text:style-name="P4">Software Specification</text:p>
      <text:list text:style-name="LFO1" text:continue-numbering="true">
        <text:list-item>
          <text:p text:style-name="P5">Questions</text:p>
        </text:list-item>
      </text:list>
      <text:p text:style-name="P6">How will the peer assessment<text:s/>be organized?</text:p>
      <text:p text:style-name="P7"><text:tab/>Other questions that have not been accounted for.</text:p>
      <text:list text:style-name="LFO1" text:continue-numbering="true">
        <text:list-item>
          <text:p text:style-name="P8">Ending</text:p>
        </text:list-item>
      </text:list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etrescu, T.</meta:initial-creator>
    <dc:creator>Petrescu, T.</dc:creator>
    <meta:creation-date>2015-03-09T18:58:00Z</meta:creation-date>
    <dc:date>2015-03-09T19:06:00Z</dc:date>
    <meta:template xlink:href="Normal.dotm" xlink:type="simple"/>
    <meta:editing-cycles>4</meta:editing-cycles>
    <meta:editing-duration>PT180S</meta:editing-duration>
    <meta:document-statistic meta:page-count="1" meta:paragraph-count="13" meta:word-count="39" meta:character-count="242" meta:row-count="12" meta:non-whitespace-character-count="216"/>
  </office:meta>
</office:document-meta>
</file>